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Big5" svg:font-family="'AR PL KaitiM Big5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Big5" svg:font-family="'AR PL KaitiM Big5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Big5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KaitiM Big5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0T00:32:5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165a79a-7059095-e13bb37-fef39a4-9503d18</meta:generator>
  </office:meta>
</office:document-meta>
</file>